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1.995cm" fo:margin-right="1.282cm" fo:text-indent="0cm"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Conclusiones</text:p>
      <text:p text:style-name="Standard"/>
      <text:p text:style-name="Standard"/>
      <text:p text:style-name="Standard"/>
      <text:p text:style-name="P1"><text:tab/>Con el presente trabajo se muestra que existen formas efectivas, eficientes y simples para el problema de aplicación de filtros específicos en el marco del procesamiento de imágenes. Dichas técnicas se resumen en un algoritmo simple, mas allá de que la teoría detrás sea más compleja.</text:p>
      <text:p text:style-name="P1"/>
      <text:p text:style-name="P1"/>
      <text:p text:style-name="P1"><text:tab/>En cuanto a lo implementado en el trabajo, se infiere directamente una mejora de rendimiento reemplazando el código escrito en C, por el nuestro escrito en lenguaje ensamblador. Más allá de cuestiones <text:s/>y decisiones tomadas que afectaron la velocidad final del algoritmo, la diferencia de tiempos entre el lenguaje de alto nivel y el de bajo nivel es notable.</text:p>
      <text:p text:style-name="P1"/>
      <text:p text:style-name="P1"><text:tab/></text:p>
      <text:p text:style-name="P1"><text:tab/>Aún así la existencia de un algoritmo más rápido y eficaz es evidente como demostró la comparación de tiempos de nuestra implementación con la función propia de la librería. Dicho algoritmo posiblemente esté implementado de tal manera que aprovecha de mejor forma los registros del procesador, ahorra ciclos con otras instrucciones, o quizá, procesando datos en paralelo mediante MMX. Pero implementar un algoritmo de ese estilo resultaría en un código mas complicado y difícil de seguir, perdiendo el sentido original del trabajo.</text:p>
      <text:p text:style-name="P1"/>
      <text:p text:style-name="P1"/>
      <text:p text:style-name="P1"><text:tab/>Para finalizar cabe destacar que lo escrito fue diseñado para cambiar o agregar fácilmente el tipo de operador a utilizar en el futuro, respetando a su vez el prototipo de función dado en el enunciado y que se logró crear una herramienta de realce de bordes en imágenes que sea general, veloz y efectiva <text:s/>que al mismo tiempo puede llegar a ser útil en la prác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4T19:57:58</meta:creation-date>
    <meta:generator>OpenOffice.org/3.0$Linux OpenOffice.org_project/300m15$Build-9379</meta:generator>
    <dc:date>2009-10-05T14:20:24</dc:date>
    <meta:editing-duration>PT01H19M51S</meta:editing-duration>
    <meta:editing-cycles>5</meta:editing-cycles>
    <meta:document-statistic meta:table-count="0" meta:image-count="0" meta:object-count="0" meta:page-count="1" meta:paragraph-count="6" meta:word-count="254" meta:character-count="1554"/>
    <meta:user-defined meta:name="Información 1"/>
    <meta:user-defined meta:name="Información 2"/>
    <meta:user-defined meta:name="Información 3"/>
    <meta:user-defined meta:name="Información 4"/>
  </office:meta>
</office:document-meta>
</file>